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loext:graphic-properties draw:fill="solid" draw:fill-color="#eeeeee" draw:opacity="100%"/>
      <style:paragraph-properties fo:background-color="#eeeeee"/>
    </style:style>
    <style:style style:name="P52" style:family="paragraph" style:parent-style-name="Text_20_body">
      <loext:graphic-properties draw:fill="solid" draw:fill-color="#eeeeee" draw:opacity="100%"/>
      <style:paragraph-properties fo:background-color="#eeeeee"/>
      <style:text-properties fo:language="ru" fo:country="RU"/>
    </style:style>
    <style:style style:name="P5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4" style:family="paragraph" style:parent-style-name="Text_20_body">
      <loext:graphic-properties draw:fill="solid" draw:fill-color="#eeeeee" draw:opacity="100%"/>
      <style:paragraph-properties fo:background-color="#eeeeee"/>
      <style:text-properties fo:color="#ff6600" fo:language="ru" fo:country="RU"/>
    </style:style>
    <style:style style:name="P55" style:family="paragraph" style:parent-style-name="First_20_line_20_indent">
      <loext:graphic-properties draw:fill="solid" draw:fill-color="#eeeeee" draw:opacity="100%"/>
      <style:paragraph-properties fo:background-color="#eeeeee"/>
      <style:text-properties fo:language="ru" fo:country="RU"/>
    </style:style>
    <style:style style:name="P5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properties fo:color="#800000"/>
    </style:style>
    <style:style style:name="P59" style:family="paragraph" style:parent-style-name="Text_20_body">
      <style:paragraph-properties fo:margin-left="0in" fo:margin-right="0in" fo:text-align="center" style:justify-single-word="false" fo:text-indent="0in" style:auto-text-indent="false"/>
    </style:style>
    <style:style style:name="P6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style:text-properties fo:language="ru" fo:country="RU"/>
    </style:style>
    <style:style style:name="P79" style:family="paragraph" style:parent-style-name="Text_20_body" style:list-style-name="L2">
      <style:paragraph-properties fo:text-align="justify" style:justify-single-word="false"/>
      <style:text-properties fo:language="ru" fo:country="RU"/>
    </style:style>
    <style:style style:name="P80" style:family="paragraph" style:parent-style-name="Text_20_body" style:list-style-name="L3">
      <style:text-properties fo:language="ru" fo:country="RU"/>
    </style:style>
    <style:style style:name="P81"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3" style:family="paragraph" style:parent-style-name="Text_20_body">
      <style:paragraph-properties fo:margin-left="0in" fo:margin-right="0in" fo:text-align="justify" style:justify-single-word="false" fo:text-indent="0.1965in" style:auto-text-indent="false"/>
      <style:text-properties fo:language="ru" fo:country="RU" officeooo:paragraph-rsid="000554cb"/>
    </style:style>
    <style:style style:name="P84" style:family="paragraph" style:parent-style-name="Text_20_body">
      <style:paragraph-properties fo:margin-left="0in" fo:margin-right="0in" fo:text-align="justify" style:justify-single-word="false" fo:text-indent="0.1965in" style:auto-text-indent="false"/>
      <style:text-properties fo:language="ru" fo:country="RU" officeooo:paragraph-rsid="0011dbc6"/>
    </style:style>
    <style:style style:name="P85" style:family="paragraph" style:parent-style-name="Text_20_body">
      <style:paragraph-properties fo:margin-left="0in" fo:margin-right="0in" fo:text-align="justify" style:justify-single-word="false" fo:text-indent="0.1965in" style:auto-text-indent="false"/>
      <style:text-properties fo:language="ru" fo:country="RU" officeooo:paragraph-rsid="00136a25"/>
    </style:style>
    <style:style style:name="P8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Heading_20_1">
      <loext:graphic-properties draw:fill="solid" draw:fill-color="#eeeeee" draw:opacity="100%"/>
      <style:paragraph-properties fo:background-color="#eeeeee"/>
    </style:style>
    <style:style style:name="P91" style:family="paragraph" style:parent-style-name="Heading_20_1">
      <style:paragraph-properties fo:margin-left="0in" fo:margin-right="0in" fo:text-align="center" style:justify-single-word="false" fo:text-indent="0.1965in" style:auto-text-indent="false"/>
    </style:style>
    <style:style style:name="P92" style:family="paragraph" style:parent-style-name="Heading_20_2">
      <loext:graphic-properties draw:fill="solid" draw:fill-color="#eeeeee" draw:opacity="100%"/>
      <style:paragraph-properties fo:background-color="#eeeeee"/>
    </style:style>
    <style:style style:name="P93" style:family="paragraph" style:parent-style-name="Heading_20_2">
      <loext:graphic-properties draw:fill="solid" draw:fill-color="#eeeeee" draw:opacity="100%"/>
      <style:paragraph-properties fo:background-color="#eeeeee"/>
      <style:text-properties fo:language="ru" fo:country="RU"/>
    </style:style>
    <style:style style:name="P9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800000" officeooo:rsid="0005131a"/>
    </style:style>
    <style:style style:name="T12" style:family="text">
      <style:text-properties fo:color="#ff6600"/>
    </style:style>
    <style:style style:name="T13" style:family="text">
      <style:text-properties fo:color="#ff6600" fo:language="ru" fo:country="RU"/>
    </style:style>
    <style:style style:name="T14" style:family="text">
      <style:text-properties fo:color="#ff6600" fo:language="en" fo:country="US"/>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fo:background-color="transparent" loext:char-shading-value="0"/>
    </style:style>
    <style:style style:name="T19" style:family="text">
      <style:text-properties style:text-position="super 58%"/>
    </style:style>
    <style:style style:name="T20" style:family="text">
      <style:text-properties fo:color="#c5000b"/>
    </style:style>
    <style:style style:name="T21" style:family="text">
      <style:text-properties fo:language="fr" fo:country="FR"/>
    </style:style>
    <style:style style:name="T22" style:family="text">
      <style:text-properties officeooo:rsid="0003991f"/>
    </style:style>
    <style:style style:name="T23" style:family="text">
      <style:text-properties officeooo:rsid="0005131a"/>
    </style:style>
    <style:style style:name="T24" style:family="text">
      <style:text-properties officeooo:rsid="000554cb"/>
    </style:style>
    <style:style style:name="T25" style:family="text">
      <style:text-properties officeooo:rsid="0006995c"/>
    </style:style>
    <style:style style:name="T26" style:family="text">
      <style:text-properties officeooo:rsid="000b1cf9"/>
    </style:style>
    <style:style style:name="T27" style:family="text">
      <style:text-properties officeooo:rsid="000e96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92659479513994488" text:style-name="L1">
        <text:list-item>
          <text:p text:style-name="P77">добавить детектив <text:span text:style-name="T1">(реализовано)</text:span>+ магические уроки/трактаты Старсвирла</text:p>
        </text:list-item>
        <text:list-item>
          <text:p text:style-name="P78">Терра несколько раз пытается убить Макса (один раз — в аквапарке). Несколько раз Макса спасает Селестия (даёт приказы Нексусу)</text:p>
        </text:list-item>
        <text:list-item>
          <text:p text:style-name="P78">Книги:</text:p>
        </text:list-item>
      </text:list>
      <text:list xml:id="list3124859191878048207" text:style-name="L2">
        <text:list-item>
          <text:p text:style-name="P79">«Великие грифоны прошлого» - из канона (5<text:span text:style-name="T3">s8e)</text:span></text:p>
        </text:list-item>
        <text:list-item>
          <text:p text:style-name="P79">«Высшие заклинания в повседневном использовании: от песчинки до дворца»</text:p>
        </text:list-item>
        <text:list-item>
          <text:p text:style-name="P79">«Малоизвестные аспекты магии трансформаций»</text:p>
        </text:list-item>
        <text:list-item>
          <text:p text:style-name="P7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9">Дасти Вейфарер «Зебрианская культура, быт и фольклор»</text:p>
        </text:list-item>
        <text:list-item>
          <text:p text:style-name="P79">«Краткая история Эквестрии»</text:p>
        </text:list-item>
        <text:list-item>
          <text:p text:style-name="P79">«Шедевры архитектуры Эквестрии» с разделом о Кантерлотском Королевском Дворце</text:p>
        </text:list-item>
        <text:list-item>
          <text:p text:style-name="P79">«Великие дела и великие чары». Страница 893: …</text:p>
        </text:list-item>
        <text:list-item>
          <text:p text:style-name="P79">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1652769109134621419" text:style-name="L3">
        <text:list-item>
          <text:p text:style-name="P8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0">Селестия — переменчивая пони. В одно время не строгая, а в другое может быть такой, что страшно становится</text:p>
        </text:list-item>
        <text:list-item>
          <text:p text:style-name="P8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0">Около 820-ти лет назад будущий маг Лайтнинг Стар поступил на обучение к наставнику Тииспоту</text:p>
        </text:list-item>
        <text:list-item>
          <text:p text:style-name="P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0">У Селестии грива и хвост развеваются и переливаются от магического шампуня</text:p>
        </text:list-item>
        <text:list-item>
          <text:p text:style-name="P80">Тело Селестии очень крепкое — может выдержать несколько тонн земли</text:p>
        </text:list-item>
        <text:list-item>
          <text:p text:style-name="P80">Дискорд намного старше принцесс, его магия сильнее ихней на голову</text:p>
        </text:list-item>
        <text:list-item>
          <text:p text:style-name="P80">Луна младше Селестии на 3 года. Сёстрам около 5000 лет. По другим данным, Селестии около 2500 лет.</text:p>
        </text:list-item>
        <text:list-item>
          <text:p text:style-name="P80">Принцессы начали войну с Дискордом в возрасте, когда им было около 700 лет — и продолжалась война почти сто лет</text:p>
        </text:list-item>
        <text:list-item>
          <text:p text:style-name="P80">Самый главный враг сестёр и Дискорда — скука</text:p>
        </text:list-item>
        <text:list-item>
          <text:p text:style-name="P80">В Эквестрии на одного жеребца приходится четыре - пять кобыл</text:p>
        </text:list-item>
        <text:list-item>
          <text:p text:style-name="P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0">Селестия в первые полторы тысячи лет путешествовала — и заварила несколько войн (две — с Эквестрией, в одной была против Луны)</text:p>
        </text:list-item>
        <text:list-item>
          <text:p text:style-name="P80">Настоящий цвет гривы Селестии — клубнично-розовая. Радужный цвет гривы и хвоста поддерживается магией</text:p>
        </text:list-item>
        <text:list-item>
          <text:p text:style-name="P80">Кроме Дискорда, старше сестёр ещё старейшина драконов</text:p>
        </text:list-item>
        <text:list-item>
          <text:p text:style-name="P80">Кэйденс не прожила и 60-ти лет и является низкорожденной</text:p>
        </text:list-item>
        <text:list-item>
          <text:p text:style-name="P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0">Народ тихо фигел от нововведений и с ещё большим ожесточением продолжал делать по-своему</text:p>
        </text:list-item>
        <text:list-item>
          <text:p text:style-name="P80"><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0">Когда пони женятся, они обмениваются ножными браслетами</text:p>
        </text:list-item>
        <text:list-item>
          <text:p text:style-name="P80">Светилами, кроме сестёр, могут управлять единороги (группы), Дискорд, Твайлайт и Старсвирл</text:p>
        </text:list-item>
        <text:list-item>
          <text:p text:style-name="P80">Королева Кризалис — правительница Зелёной Долины</text:p>
        </text:list-item>
        <text:list-item>
          <text:p text:style-name="P80">Мать Луны и Селестии — аликорн Лорен. Мать Дискорда — Алиса (пони-человек)</text:p>
        </text:list-item>
        <text:list-item>
          <text:p text:style-name="P8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text:soft-page-break/>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9"><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text:soft-page-break/>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oft-page-break/><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
      <text:p text:style-name="P30"><text:soft-page-break/>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6">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ат!</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text:soft-page-break/>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8">ворил </text:span><text:span text:style-name="T2">—</text:span><text:span text:style-name="T1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7">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8">А у нас получается... </text:span><text:span text:style-name="T2">–</text:span><text:span text:style-name="T18">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1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text:soft-page-break/>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8">, </text:span><text:span text:style-name="T2">а от снотворного таких глюков у меня ни разу не было</text:span><text:span text:style-name="T1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text:soft-page-break/>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2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text:soft-page-break/>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text:soft-page-break/>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6">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1">Jack of Hearts</text:span><text:span text:style-name="T21"><text:note text:id="ftn7" text:note-class="footnote"><text:note-citation>7</text:note-citation><text:note-body><text:p text:style-name="Footnote"><text:bookmark text:name="result_box1"/><text:span text:style-name="T21">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text:span><text:soft-page-break/><text:span text:style-name="T1">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text:span text:style-name="T26">Несмотря на нарочитую роскошь стиля, я заметил пару аккуратно замазанных краской царапин. На задней оси на небольшом крючке болталась небольшая маслёнка.</text:span>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text:soft-page-break/>что-то нашёптывать ей на ухо.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синхронно махала крыльями, задавая экипажу вектор движения.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ыглядели фантастически красиво. Смыкающиеся в необозримой высоте стрельчатые арки, ведущие в никуда переходы <text:span text:style-name="T22">воздушных</text:span>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тихо сказала Луна. <text:span text:style-name="T24">Она подняла голову от уснувшей сестры и наблюдала за мной всё это время</text:span>.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Она указала на остатки маленькой <text:span text:style-name="T27">каменной </text:span>постройки на высокой круче за замком.</text:p>
      <text:p text:style-name="P84">– <text:s/><text:span text:style-name="T25">Оттуда</text:span> началось строительство Дома. <text:span text:style-name="T23">Там мы встречались со Стар Свирлом и Мелвином и обсуждали проект Дома. Там же</text:span> жил Стар Свирл, <text:span text:style-name="T23">когда управлял работами. А после окончания строительства мы использовали его как домик для тайных встреч&lt;</text:span><text:span text:style-name="T11">он ещё раз исполнит своё предназначение</text:span><text:span text:style-name="T23">&gt;. В отличие от Дома, он не пострадал в нашем последнем сражении тысячу лет назад. Развалился сам, от старости.</text:span></text:p>
      <text:p text:style-name="P83">– <text:s/><text:span text:style-name="T24">Почему ты называешь замок домом?</text:span></text:p>
      <text:p text:style-name="P85">– <text:s/><text:span text:style-name="T24">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span></text:p>
      <text:p text:style-name="P85"><text:span text:style-name="T2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span></text:p>
      <text:p text:style-name="P83"/>
      <text:p text:style-name="P5"/>
      <text:p text:style-name="P13">Мое внимание привлекло пятно ряби на воде, быстро догоняющее тень от колесницы. </text:p>
      <text:p text:style-name="P1"><text:span text:style-name="T14">–</text:span><text:span text:style-name="T12"> Похоже, он</text:span><text:span text:style-name="T13">и</text:span><text:span text:style-name="T12"> приближаются! </text:span><text:span text:style-name="T13">–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5">Он рванул управляющий жезл на себя и вправо. Пегасы заложили резкий вираж обратно к замку, но платформа была громоздка и неуклюжа, а островок с развалинами замка невелик, и потому держаться над сушей не получалось.</text:p>
      <text:p text:style-name="P5">Луна подняла голову и, оценив обстановку, заметила:</text:p>
      <text:p text:style-name="P5"/>
      <text:p text:style-name="P5"><text:soft-page-break/></text:p>
      <text:p text:style-name="P2"/>
      <text:p text:style-name="P2">мелко молотя чахлыми крылышками, на повозку спикировал Дискорд. <text:span text:style-name="T1">–</text:span> </text:p>
      <text:p text:style-name="P2">, </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6">– Вправо! – заорал Дискорд.</text:p>
      <text:p text:style-name="P5"/>
      <text:p text:style-name="P5"/>
      <text:p text:style-name="P5"/>
      <text:p text:style-name="P5">По мере подъёма стало видно, что замок, фактически, расположен на островке, со всех сторон окружённом болотом.</text:p>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
      <text:p text:style-name="P2">Руины древнего замка внизу сменила топкая зелень болота.</text:p>
      <text:p text:style-name="P2"><text:soft-page-break/><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
      <text:p text:style-name="P2"/>
      <text:p text:style-name="P2"/>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9">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92" text:outline-level="2"><text:soft-page-break/>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4504941393063978311" text:style-name="L4">
        <text:list-item>
          <text:p text:style-name="P8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text:soft-page-break/>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text:soft-page-break/>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8"> - А почему ты смеялась, когда я обблевал тебе копыто?</text:span></text:p>
      <text:p text:style-name="P14"><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92" text:outline-level="2">Рассказ Селестии <text:span text:style-name="T8">(“1001 ночь”)</text:span></text:h>
      <text:p text:style-name="P6"/>
      <text:p text:style-name="P2">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oft-page-break/><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92"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92"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text:soft-page-break/>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2" text:outline-level="2">В библиотеке замка Селестии</text:h>
      <text:p text:style-name="P5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9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2">заклинание равновесия, в описании к которому есть ссылка на заклинание роста </text:span><text:span text:style-name="T13">(вставить шутку в стиле Влада)</text:span><text:span text:style-name="T1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oft-page-break/><text:span text:style-name="T3">–</text:span> Спокойной ночи, Макс!</text:p>
      <text:p text:style-name="P2"/>
      <text:h text:style-name="P9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2"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oft-page-break/><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2" text:outline-level="2">Сон Макса</text:h>
      <text:p text:style-name="P51"/>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text:soft-page-break/>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2" text:outline-level="2">День с Пинки</text:h>
      <text:p text:style-name="P2"/>
      <text:p text:style-name="P2">… Успевать за розовой кобылкой было нелегко. Вот она забежала вперёд, показывая какую-то <text:soft-page-break/>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9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oft-page-break/><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oft-page-break/><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text:soft-page-break/>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text:soft-page-break/></text:p>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text:soft-page-break/>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oft-page-break/><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9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oft-page-break/><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text:soft-page-break/>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9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text:soft-page-break/>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9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text:soft-page-break/>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92"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text:soft-page-break/>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oft-page-break/><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92"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text:soft-page-break/>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2" text:outline-level="2">Поиск решения</text:h>
      <text:p text:style-name="P51"/>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9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9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text:soft-page-break/>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text:soft-page-break/>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text:soft-page-break/>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text:soft-page-break/>–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2" text:outline-level="2"><text:soft-page-break/>След?</text:h>
      <text:p text:style-name="P51"/>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text:soft-page-break/>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2"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oft-page-break/><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8160639064826771331" text:style-name="L5">
        <text:list-header>
          <text:p text:style-name="P8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174133822318908" text:continue-numbering="true" text:style-name="L5">
        <text:list-header>
          <text:p text:style-name="P86">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4133328439795" text:continue-numbering="true" text:style-name="L5">
        <text:list-header>
          <text:p text:style-name="P86">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pan text:style-name="T3">– </text:span>Эээ. А где ты слышала эту фразу, если не секрет?</text:p>
      <text:p text:style-name="P4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4134102795498" text:continue-numbering="true" text:style-name="L5">
        <text:list-header>
          <text:p text:style-name="P86">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93"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93" text:outline-level="2">Дискорд</text:h>
      <text:p text:style-name="P51"/>
      <text:p text:style-name="P52">Девушки поспешно собирались, пока я растолковывал им задачу.</text:p>
      <text:p text:style-name="P5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3">– </text:span>Это тот твой приятель, который разбился с полгода назад? – спросила Эпплджек.</text:p>
      <text:p text:style-name="P52"><text:span text:style-name="T3">– </text:span>Да, это он.</text:p>
      <text:p text:style-name="P52"><text:span text:style-name="T3">– </text:span>А как мы попадём в его квартиру? Там сейчас кто-то живёт? – Флаттершай прыгала на одной ноге, натягивая кед.</text:p>
      <text:p text:style-name="P5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oft-page-break/><text:span text:style-name="T3">&lt;</text:span><text:span text:style-name="T8">Плохо написано!</text:span><text:span text:style-name="T3">&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3">– </text:span>Макс, что случилось? У нас проблемы?</text:p>
      <text:p text:style-name="P5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3">– </text:span>Так что, будем ломать дверь? – Эпплджек критически осмотрелась, подмечая бабулек на лавочке и зевак во внутреннем скверике.</text:p>
      <text:p text:style-name="P53"><text:span text:style-name="T3">– </text:span>Нет нужды. Лучше станьте-ка сзади меня так, чтобы заслонить от этих бабулек и от вооон той камеры наблюдения.</text:p>
      <text:list xml:id="list8773115425005967561" text:style-name="L6">
        <text:list-header>
          <text:p text:style-name="P8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6295471113927090100"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92"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soft-page-break/>…</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text:soft-page-break/>–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1"/>
      <text:h text:style-name="P92"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text:soft-page-break/>–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0"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3">&lt;</text:span>упомянуть в эпизоде на Терре, что МЛП-сериал закрылся год <text:soft-page-break/>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text:soft-page-break/>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8" text:note-class="footnote"><text:note-citation>8</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text:soft-page-break/>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soft-page-break/>***</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13216282061872861" text:style-name="L8">
        <text:list-header>
          <text:p text:style-name="P88">(<text:span text:style-name="T13">Луна — как повелительница снов, слышала разговор Макса с Анакорном</text:span>)</text:p>
          <text:p text:style-name="P89"/>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oft-page-break/><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92"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10T17:41:31.672211539</dc:date>
    <meta:editing-duration>P34DT9H18M45S</meta:editing-duration>
    <meta:editing-cycles>842</meta:editing-cycles>
    <meta:generator>LibreOffice/5.0.2.2$Linux_X86_64 LibreOffice_project/00m0$Build-2</meta:generator>
    <meta:document-statistic meta:table-count="0" meta:image-count="0" meta:object-count="0" meta:page-count="105" meta:paragraph-count="2075" meta:word-count="45071" meta:character-count="300400" meta:non-whitespace-character-count="255193"/>
  </office:meta>
</office:document-meta>
</file>